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91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N. Esami superati</text:p>
          </table:table-cell>
          <table:table-cell table:style-name="ce2" office:value-type="string" calcext:value-type="string">
            <text:p>N. Studenti (frequenza)</text:p>
          </table:table-cell>
          <table:table-cell/>
          <table:table-cell table:style-name="ce2" office:value-type="string" calcext:value-type="string">
            <text:p>Xi * Fi</text:p>
          </table:table-cell>
          <table:table-cell table:style-name="ce2" office:value-type="string" calcext:value-type="string">
            <text:p>(Xi – X)^2</text:p>
          </table:table-cell>
          <table:table-cell table:style-name="ce9" office:value-type="string" calcext:value-type="string">
            <text:p>(Xi – X)^2 * F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table:formula="of:=[.A4]*[.B4]" office:value-type="float" office:value="0" calcext:value-type="float">
            <text:p>0</text:p>
          </table:table-cell>
          <table:table-cell table:style-name="ce3" table:formula="of:=([.A4]-[.B12])^2" office:value-type="float" office:value="4.89090236686391" calcext:value-type="float">
            <text:p>4,89090236686391</text:p>
          </table:table-cell>
          <table:table-cell table:style-name="ce3" table:formula="of:=[.E4]*[.B4]" office:value-type="float" office:value="244.545118343195" calcext:value-type="float">
            <text:p>244,5451183431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[.A5]*[.B5]" office:value-type="float" office:value="100" calcext:value-type="float">
            <text:p>100</text:p>
          </table:table-cell>
          <table:table-cell table:style-name="ce3" table:formula="of:=([.A5]-[.B12])^2" office:value-type="float" office:value="1.46782544378698" calcext:value-type="float">
            <text:p>1,46782544378698</text:p>
          </table:table-cell>
          <table:table-cell table:style-name="ce3" table:formula="of:=[.E5]*[.B5]" office:value-type="float" office:value="146.782544378698" calcext:value-type="float">
            <text:p>146,78254437869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formula="of:=[.A6]*[.B6]" office:value-type="float" office:value="320" calcext:value-type="float">
            <text:p>320</text:p>
          </table:table-cell>
          <table:table-cell table:style-name="ce3" table:formula="of:=([.A6]-[.B12])^2" office:value-type="float" office:value="0.0447485207100592" calcext:value-type="float">
            <text:p>0,044748520710059</text:p>
          </table:table-cell>
          <table:table-cell table:style-name="ce3" table:formula="of:=[.E6]*[.B6]" office:value-type="float" office:value="7.15976331360948" calcext:value-type="float">
            <text:p>7,159763313609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table:formula="of:=[.A7]*[.B7]" office:value-type="float" office:value="360" calcext:value-type="float">
            <text:p>360</text:p>
          </table:table-cell>
          <table:table-cell table:style-name="ce3" table:formula="of:=([.A7]-[.B12])^2" office:value-type="float" office:value="0.621671597633136" calcext:value-type="float">
            <text:p>0,621671597633136</text:p>
          </table:table-cell>
          <table:table-cell table:style-name="ce3" table:formula="of:=[.E7]*[.B7]" office:value-type="float" office:value="74.6005917159763" calcext:value-type="float">
            <text:p>74,60059171597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table:formula="of:=[.A8]*[.B8]" office:value-type="float" office:value="320" calcext:value-type="float">
            <text:p>320</text:p>
          </table:table-cell>
          <table:table-cell table:style-name="ce3" table:formula="of:=([.A8]-[.B12])^2" office:value-type="float" office:value="3.19859467455621" calcext:value-type="float">
            <text:p>3,19859467455621</text:p>
          </table:table-cell>
          <table:table-cell table:style-name="ce3" table:formula="of:=[.E8]*[.B8]" office:value-type="float" office:value="255.887573964497" calcext:value-type="float">
            <text:p>255,8875739644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formula="of:=[.A9]*[.B9]" office:value-type="float" office:value="50" calcext:value-type="float">
            <text:p>50</text:p>
          </table:table-cell>
          <table:table-cell table:style-name="ce3" table:formula="of:=([.A9]-[.B12])^2" office:value-type="float" office:value="7.77551775147929" calcext:value-type="float">
            <text:p>7,77551775147929</text:p>
          </table:table-cell>
          <table:table-cell table:style-name="ce3" table:formula="of:=[.E9]*[.B9]" office:value-type="float" office:value="77.7551775147929" calcext:value-type="float">
            <text:p>77,7551775147929</text:p>
          </table:table-cell>
        </table:table-row>
        <table:table-row table:style-name="ro2">
          <table:table-cell table:style-name="ce2" office:value-type="string" calcext:value-type="string">
            <text:p>Somma Fi:</text:p>
          </table:table-cell>
          <table:table-cell table:style-name="ce4" table:formula="of:=SUM([.B4:.B9])" office:value-type="float" office:value="520" calcext:value-type="float">
            <text:p>520</text:p>
          </table:table-cell>
          <table:table-cell table:number-columns-repeated="3"/>
          <table:table-cell table:style-name="ce3" table:formula="of:=SUM([.E4:.E9])" office:value-type="float" office:value="17.9992603550296" calcext:value-type="float">
            <text:p>17,9992603550296</text:p>
          </table:table-cell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formula="of:=SUM([.D4:.D9])/[.B10]" office:value-type="float" office:value="2.21153846153846" calcext:value-type="float">
            <text:p>2,2115384615384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Varianza:</text:p>
          </table:table-cell>
          <table:table-cell table:formula="of:=[.F10]/[.B10]" office:value-type="float" office:value="0.0346139622212107" calcext:value-type="float">
            <text:p>0,03461396222121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oda: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ediana: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N/2:</text:p>
          </table:table-cell>
          <table:table-cell table:style-name="ce3" table:formula="of:=520/2" office:value-type="float" office:value="260" calcext:value-type="float">
            <text:p>260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>
            <text:p>Livello qualità</text:p>
          </table:table-cell>
          <table:table-cell table:style-name="ce4" office:value-type="string" calcext:value-type="string">
            <text:p>Percentuale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Altissima qualità</text:p>
          </table:table-cell>
          <table:table-cell table:style-name="ce6" office:value-type="percentage" office:value="0.38" calcext:value-type="percentage">
            <text:p>38,00%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Alta qualità</text:p>
          </table:table-cell>
          <table:table-cell table:style-name="ce6" office:value-type="percentage" office:value="0.32" calcext:value-type="percentage">
            <text:p>32,00%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Media qualità</text:p>
          </table:table-cell>
          <table:table-cell table:style-name="ce6" office:value-type="percentage" office:value="0.26" calcext:value-type="percentage">
            <text:p>26,00%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Bassa qualità</text:p>
          </table:table-cell>
          <table:table-cell table:style-name="ce6" office:value-type="percentage" office:value="0.04" calcext:value-type="percentage">
            <text:p>4,00%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>
            <text:p>Livello qualità</text:p>
          </table:table-cell>
          <table:table-cell table:style-name="ce4" office:value-type="string" calcext:value-type="string">
            <text:p>Num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tissima qualità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ta qualità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 qualità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ssa qualità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 table:number-rows-repeated="3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>
            <text:p>Livello qualità</text:p>
          </table:table-cell>
          <table:table-cell table:style-name="ce4" office:value-type="string" calcext:value-type="string">
            <text:p>Numero1</text:p>
          </table:table-cell>
          <table:table-cell table:style-name="ce4" office:value-type="string" calcext:value-type="string">
            <text:p>Numero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Altissima qualità</text:p>
          </table:table-cell>
          <table:table-cell table:formula="of:=500*[.B21]" office:value-type="float" office:value="190" calcext:value-type="float">
            <text:p>190</text:p>
          </table:table-cell>
          <table:table-cell table:style-name="ce3" office:value-type="float" office:value="222" calcext:value-type="float">
            <text:p>222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Alta qualità</text:p>
          </table:table-cell>
          <table:table-cell table:formula="of:=500*[.B22]" office:value-type="float" office:value="160" calcext:value-type="float">
            <text:p>160</text:p>
          </table:table-cell>
          <table:table-cell table:style-name="ce3" office:value-type="float" office:value="171" calcext:value-type="float">
            <text:p>171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Media qualità</text:p>
          </table:table-cell>
          <table:table-cell table:formula="of:=500*[.B23]" office:value-type="float" office:value="130" calcext:value-type="float">
            <text:p>130</text:p>
          </table:table-cell>
          <table:table-cell table:style-name="ce3" office:value-type="float" office:value="98" calcext:value-type="float">
            <text:p>98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Bassa qualità</text:p>
          </table:table-cell>
          <table:table-cell table:formula="of:=500*[.B24]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Test.CHI.</text:p>
          </table:table-cell>
          <table:table-cell table:style-name="Default" table:formula="of:=LEGACY.CHITEST([.C35:.C38];[.B35:.B38])" office:value-type="float" office:value="0.000163958486884907" calcext:value-type="float">
            <text:p>0,000163958486885</text:p>
          </table:table-cell>
          <table:table-cell table:number-columns-repeated="4"/>
        </table:table-row>
        <table:table-row table:style-name="ro2">
          <table:table-cell table:style-name="ce4"/>
          <table:table-cell/>
          <table:table-cell table:style-name="ce3"/>
          <table:table-cell table:number-columns-repeated="3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0:40:29.609463635</meta:creation-date>
    <meta:generator>LibreOffice/7.1.0.3$Linux_X86_64 LibreOffice_project/10$Build-3</meta:generator>
    <dc:date>2021-02-14T11:10:02.965291016</dc:date>
    <meta:editing-duration>PT29M18S</meta:editing-duration>
    <meta:editing-cycles>34</meta:editing-cycles>
    <meta:document-statistic meta:table-count="1" meta:cell-count="87" meta:object-count="0"/>
  </office:meta>
</office:document-meta>
</file>